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8" table:default-cell-style-name="Default"/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640" calcext:value-type="float">
            <text:p>64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800" calcext:value-type="float">
            <text:p>8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14"/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0000708" calcext:value-type="float">
            <text:p>7,08E-05</text:p>
          </table:table-cell>
          <table:table-cell office:value-type="float" office:value="0.0000254" calcext:value-type="float">
            <text:p>2,5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8" calcext:value-type="float">
            <text:p>7,8E-0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1" calcext:value-type="float">
            <text:p>0,201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10:25:14.85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0:01:51.683000000</meta:creation-date>
    <dc:date>2018-08-06T10:29:09.868000000</dc:date>
    <meta:editing-duration>PT3M57S</meta:editing-duration>
    <meta:editing-cycles>2</meta:editing-cycles>
    <meta:generator>LibreOffice/6.0.2.1$Windows_X86_64 LibreOffice_project/f7f06a8f319e4b62f9bc5095aa112a65d2f3ac89</meta:generator>
    <meta:document-statistic meta:table-count="1" meta:cell-count="19530" meta:object-count="0"/>
  </office:meta>
</office:document-meta>
</file>